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'Open Sans', 'Lucida Grande', 'Segoe UI', Helvetica, Arial, sans-serif"/>
    <style:font-face style:name="Tinos" svg:font-family="Tinos"/>
    <style:font-face style:name="Arial2" svg:font-family="Arial" style:font-family-generic="swiss"/>
    <style:font-face style:name="Lato" svg:font-family="Lato" style:font-pitch="variable"/>
    <style:font-face style:name="Tinos1" svg:font-family="Tino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16cf2" officeooo:paragraph-rsid="00216cf2"/>
    </style:style>
    <style:style style:name="P2" style:family="paragraph" style:parent-style-name="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style:font-name="Tinos"/>
    </style:style>
    <style:style style:name="P3" style:family="paragraph" style:parent-style-name="Title">
      <style:text-properties style:font-name="Tinos" officeooo:rsid="001ad392" officeooo:paragraph-rsid="001ad392"/>
    </style:style>
    <style:style style:name="P4" style:family="paragraph" style:parent-style-name="Heading_20_1">
      <style:text-properties style:font-name="Tinos"/>
    </style:style>
    <style:style style:name="P5" style:family="paragraph" style:parent-style-name="Standard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000080" style:font-name="Tinos" fo:font-size="12pt" fo:letter-spacing="normal" fo:language="zxx" fo:country="none" fo:font-style="normal" style:text-underline-style="solid" style:text-underline-width="auto" style:text-underline-color="font-color" fo:font-weight="normal" officeooo:rsid="001d38a2" officeooo:paragraph-rsid="001d38a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>
      <style:text-properties style:use-window-font-color="true" fo:background-color="transparent"/>
    </style:style>
    <style:style style:name="P8" style:family="paragraph" style:parent-style-name="Text_20_body" style:list-style-name="L2">
      <style:text-properties style:use-window-font-color="true" fo:background-color="transparent"/>
    </style:style>
    <style:style style:name="P9" style:family="paragraph" style:parent-style-name="Text_20_body">
      <style:text-properties style:use-window-font-color="true" officeooo:rsid="0026edcd" officeooo:paragraph-rsid="0026edcd" fo:background-color="transparent"/>
    </style:style>
    <style:style style:name="P10" style:family="paragraph" style:parent-style-name="Text_20_body" style:list-style-name="L2">
      <style:text-properties style:use-window-font-color="true" officeooo:rsid="002564a9" officeooo:paragraph-rsid="0026edcd" fo:background-color="transparen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no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font-name="Tinos1" fo:font-size="12pt" fo:font-weight="normal" officeooo:rsid="001c5ce3" style:font-size-asian="12pt" style:font-weight-asian="normal" style:font-size-complex="12pt" style:font-weight-complex="normal"/>
    </style:style>
    <style:style style:name="T4" style:family="text">
      <style:text-properties style:use-window-font-color="true" style:font-name="Tinos1" fo:font-size="12pt" fo:font-weight="normal" officeooo:rsid="002377c8" style:font-size-asian="12pt" style:font-weight-asian="normal" style:font-size-complex="12pt" style:font-weight-complex="normal"/>
    </style:style>
    <style:style style:name="T5" style:family="text">
      <style:text-properties style:use-window-font-color="true" style:font-name="Tinos1" fo:font-size="16pt" style:font-size-asian="16pt" style:font-weight-asian="normal" style:font-size-complex="16pt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officeooo:rsid="001c5ce3" style:font-size-asian="12pt" style:font-weight-asian="normal" style:font-size-complex="12pt" style:font-weight-complex="normal"/>
    </style:style>
    <style:style style:name="T8" style:family="text">
      <style:text-properties style:use-window-font-color="true" fo:font-size="12pt" fo:font-weight="normal" officeooo:rsid="002377c8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6pt" style:font-size-asian="16pt" style:font-weight-asian="normal" style:font-size-complex="16pt"/>
    </style:style>
    <style:style style:name="T10" style:family="text">
      <style:text-properties style:use-window-font-color="true" style:font-name="Tinos"/>
    </style:style>
    <style:style style:name="T11" style:family="text">
      <style:text-properties style:use-window-font-color="true" style:font-name="Tinos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Tinos" fo:font-size="12pt" fo:font-weight="normal" officeooo:rsid="002377c8" style:font-size-asian="12pt" style:font-weight-asian="normal" style:font-size-complex="12pt" style:font-weight-complex="normal"/>
    </style:style>
    <style:style style:name="T13" style:family="text">
      <style:text-properties style:use-window-font-color="true" style:font-name="Tino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Tinos" fo:font-size="12pt" fo:font-weight="normal" officeooo:rsid="002377c8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Tinos" fo:font-size="12pt" fo:font-weight="normal" officeooo:rsid="002377c8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Tino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style:font-name="Tinos" style:text-underline-style="solid" style:text-underline-width="auto" style:text-underline-color="font-color"/>
    </style:style>
    <style:style style:name="T18" style:family="text">
      <style:text-properties style:use-window-font-color="true" style:font-name="Tinos" style:text-underline-style="solid" style:text-underline-width="auto" style:text-underline-color="font-color" officeooo:rsid="00220893"/>
    </style:style>
    <style:style style:name="T19" style:family="text">
      <style:text-properties style:use-window-font-color="true" style:font-name="Tinos"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use-window-font-color="true" style:font-name="Tinos" style:text-underline-style="solid" style:text-underline-width="auto" style:text-underline-color="font-color" officeooo:rsid="00220893" fo:background-color="transparent" loext:char-shading-value="0"/>
    </style:style>
    <style:style style:name="T21" style:family="text">
      <style:text-properties style:use-window-font-color="true" style:font-name="Tinos" style:text-underline-style="solid" style:text-underline-width="auto" style:text-underline-color="font-color" officeooo:rsid="00220893" fo:background-color="transparent" loext:char-shading-value="0"/>
    </style:style>
    <style:style style:name="T22" style:family="text">
      <style:text-properties style:use-window-font-color="true" style:font-name="Tinos" style:text-underline-style="solid" style:text-underline-width="auto" style:text-underline-color="font-color" fo:background-color="transparent" loext:char-shading-value="0"/>
    </style:style>
    <style:style style:name="T23" style:family="text">
      <style:text-properties style:use-window-font-color="true" style:font-name="Tinos" fo:background-color="transparent" loext:char-shading-value="0"/>
    </style:style>
    <style:style style:name="T24" style:family="text">
      <style:text-properties style:use-window-font-color="true" style:font-name="Tinos" fo:background-color="transparent" loext:char-shading-value="0"/>
    </style:style>
    <style:style style:name="T25" style:family="text">
      <style:text-properties style:use-window-font-color="true" style:font-size-asian="12pt" style:font-weight-asian="normal"/>
    </style:style>
    <style:style style:name="T26" style:family="text">
      <style:text-properties style:use-window-font-color="true" fo:font-weight="bold" style:font-size-asian="12pt" style:font-weight-complex="bold"/>
    </style:style>
    <style:style style:name="T27" style:family="text">
      <style:text-properties style:use-window-font-color="true" fo:background-color="transparent" loext:char-shading-value="0"/>
    </style:style>
    <style:style style:name="T28" style:family="text">
      <style:text-properties style:use-window-font-color="true" fo:background-color="transparent" loext:char-shading-value="0"/>
    </style:style>
    <style:style style:name="T29" style:family="text">
      <style:text-properties style:use-window-font-color="true" officeooo:rsid="0026edcd" fo:background-color="transparent" loext:char-shading-value="0"/>
    </style:style>
    <style:style style:name="T30" style:family="text">
      <style:text-properties fo:color="#000080" style:font-name="Tinos1" fo:font-size="12pt" fo:language="zxx" fo:country="none" style:text-underline-style="solid" style:text-underline-width="auto" style:text-underline-color="font-color" fo:font-weight="normal" officeooo:rsid="001c5ce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fo:color="#000080" style:font-name="Tinos1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fo:color="#000080" style:font-name="Tinos1" fo:font-size="12pt" fo:language="zxx" fo:country="none" style:text-underline-style="none" fo:font-weight="normal" officeooo:rsid="001db0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3" style:family="text">
      <style:text-properties fo:color="#000080" style:font-name="Tinos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fo:color="#000080" style:font-name="Tinos1" fo:font-size="12pt" fo:language="zxx" fo:country="none" fo:font-weight="normal" officeooo:rsid="001c5ce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fo:color="#000080" fo:font-size="12pt" fo:language="zxx" fo:country="none" style:text-underline-style="solid" style:text-underline-width="auto" style:text-underline-color="font-color" fo:font-weight="normal" officeooo:rsid="001c5ce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fo:color="#000080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7" style:family="text">
      <style:text-properties fo:color="#000080" fo:font-size="12pt" fo:language="zxx" fo:country="none" fo:font-weight="normal" officeooo:rsid="001c5ce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8" style:family="text">
      <style:text-properties fo:color="#000080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9" style:family="text">
      <style:text-properties fo:color="#000080" fo:font-size="12pt" fo:language="zxx" fo:country="none" style:text-underline-style="none" fo:font-weight="normal" officeooo:rsid="001db0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fo:color="#000080" style:font-name="Tinos" fo:font-size="12pt" fo:language="zxx" fo:country="none" style:text-underline-style="solid" style:text-underline-width="auto" style:text-underline-color="font-color" fo:font-weight="normal" officeooo:rsid="001c5ce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style:font-name="Tinos"/>
    </style:style>
    <style:style style:name="T42" style:family="text">
      <style:text-properties style:font-name="Tinos" style:text-underline-style="solid" style:text-underline-width="auto" style:text-underline-color="font-color"/>
    </style:style>
    <style:style style:name="T43" style:family="text">
      <style:text-properties style:font-name="Tinos" style:text-underline-style="solid" style:text-underline-width="auto" style:text-underline-color="font-color" officeooo:rsid="00220893"/>
    </style:style>
    <style:style style:name="T44" style:family="text">
      <style:text-properties officeooo:rsid="00086706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220893"/>
    </style:style>
    <style:style style:name="T47" style:family="text">
      <style:text-properties style:font-name="Tinos"/>
    </style:style>
    <style:style style:name="T48" style:family="text">
      <style:text-properties style:font-name="Tinos" style:text-underline-style="solid" style:text-underline-width="auto" style:text-underline-color="font-color"/>
    </style:style>
    <style:style style:name="T49" style:family="text">
      <style:text-properties style:font-name="Tinos" style:text-underline-style="solid" style:text-underline-width="auto" style:text-underline-color="font-color" officeooo:rsid="00220893"/>
    </style:style>
    <style:style style:name="T50" style:family="text">
      <style:text-properties style:font-name="Tinos" fo:font-size="12pt" fo:font-weight="normal" style:font-size-asian="12pt" style:font-weight-asian="normal" style:font-size-complex="12pt" style:font-weight-complex="normal"/>
    </style:style>
    <style:style style:name="T51" style:family="text">
      <style:text-properties style:font-name="Tinos" fo:font-size="12pt" fo:font-weight="normal" officeooo:rsid="002377c8" style:font-size-asian="12pt" style:font-weight-asian="normal" style:font-size-complex="12pt" style:font-weight-complex="normal"/>
    </style:style>
    <style:style style:name="T52" style:family="text">
      <style:text-properties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1c5ce3" style:font-size-asian="12pt" style:font-weight-asian="normal" style:font-size-complex="12pt" style:font-weight-complex="normal"/>
    </style:style>
    <style:style style:name="T54" style:family="text">
      <style:text-properties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fo:font-size="12pt" fo:language="zxx" fo:country="none" fo:font-weight="normal" officeooo:rsid="001c5ce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fo:font-size="12pt" fo:language="zxx" fo:country="none" style:text-underline-style="none" fo:font-weight="normal" officeooo:rsid="001db0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font-size-asian="12pt" style:font-weight-asian="normal"/>
    </style:style>
    <style:style style:name="T59" style:family="text">
      <style:text-properties fo:color="#c9211e"/>
    </style:style>
    <style:style style:name="T60" style:family="text">
      <style:text-properties fo:color="#c9211e" style:font-name="Tinos"/>
    </style:style>
    <style:style style:name="T61" style:family="text">
      <style:text-properties fo:color="#c9211e" style:font-name="Tinos" style:text-underline-style="solid" style:text-underline-width="auto" style:text-underline-color="font-color"/>
    </style:style>
    <style:style style:name="T62" style:family="text">
      <style:text-properties fo:color="#c9211e" style:font-name="Tinos" style:text-underline-style="solid" style:text-underline-width="auto" style:text-underline-color="font-color" officeooo:rsid="00220893"/>
    </style:style>
    <style:style style:name="T63" style:family="text">
      <style:text-properties fo:color="#c9211e" style:font-name="Tinos" fo:font-size="12pt" fo:font-weight="normal" style:font-size-asian="12pt" style:font-weight-asian="normal" style:font-size-complex="12pt" style:font-weight-complex="normal"/>
    </style:style>
    <style:style style:name="T64" style:family="text">
      <style:text-properties fo:color="#c9211e" style:font-name="Tinos" fo:font-size="12pt" fo:font-weight="normal" officeooo:rsid="002377c8" style:font-size-asian="12pt" style:font-weight-asian="normal" style:font-size-complex="12pt" style:font-weight-complex="normal"/>
    </style:style>
    <style:style style:name="T65" style:family="text">
      <style:text-properties officeooo:rsid="002564a9"/>
    </style:style>
    <style:style style:name="T66" style:family="text">
      <style:text-properties officeooo:rsid="0026edc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ción</text:p>
      <text:h text:style-name="P4" text:outline-level="1">El arte de escribir software </text:h>
      <text:p text:style-name="P7">“Siempre que hagamos un programa, tiene que gustarnos tanto por fuera (interfaz) como por dentro (código)” JJ.</text:p>
      <text:p text:style-name="P7"/>
      <text:p text:style-name="P7"><text:span text:style-name="T52">Muchos autores </text:span><text:span text:style-name="T53">han querido definir filosofías diversas en el desarrollo del software, algunas interesantes:</text:span></text:p>
      <text:p text:style-name="P7"/>
      <text:p text:style-name="P7">Enlaces a los manifiestos</text:p>
      <text:list xml:id="list270379254" text:style-name="L1">
        <text:list-item>
          <text:p text:style-name="P6"><text:a xlink:type="simple" xlink:href="http://agilemanifesto.org/" text:style-name="Internet_20_link" text:visited-style-name="Visited_20_Internet_20_Link"><text:span text:style-name="T24">Manifiesto original</text:span></text:a><text:span text:style-name="T22"> </text:span><text:span text:style-name="T21">de Agile</text:span></text:p>
        </text:list-item>
        <text:list-item>
          <text:p text:style-name="P6"><text:a xlink:type="simple" xlink:href="http://agilemanifesto.org/iso/es/manifesto.html" text:style-name="Internet_20_link" text:visited-style-name="Visited_20_Internet_20_Link"><text:span text:style-name="T28">Manifiesto Agile español</text:span></text:a></text:p>
        </text:list-item>
        <text:list-item>
          <text:p text:style-name="P6"><text:a xlink:type="simple" xlink:href="https://manifesto.softwarecraftsmanship.org/" text:style-name="Internet_20_link" text:visited-style-name="Visited_20_Internet_20_Link"><text:span text:style-name="T28">Craftmanship Manifesto</text:span></text:a></text:p>
        </text:list-item>
      </text:list>
      <text:p text:style-name="P7"/>
      <text:p text:style-name="P7"><text:span text:style-name="T55">L</text:span><text:span text:style-name="T54">os principios del Craftmanship son los siguientes:</text:span></text:p>
      <text:p text:style-name="P7"><text:tab/>Disciplina</text:p>
      <text:p text:style-name="P7"><text:tab/>Profesionalismo</text:p>
      <text:p text:style-name="P7"><text:span text:style-name="T56"><text:tab/>Ser artesanos del </text:span><text:span text:style-name="T57">software</text:span></text:p>
      <text:p text:style-name="P7"/>
      <text:p text:style-name="P7"><text:span text:style-name="T57">L</text:span><text:span text:style-name="T56">os elementos que vamos a tener en cuenta durante el curso los podemos agrupar en :</text:span></text:p>
      <text:list xml:id="list41250238" text:style-name="L2">
        <text:list-item>
          <text:p text:style-name="P8">Herramientas</text:p>
        </text:list-item>
        <text:list-item>
          <text:p text:style-name="P10">N<text:span text:style-name="T66">ormas</text:span></text:p>
        </text:list-item>
        <text:list-item>
          <text:p text:style-name="P8"><text:span text:style-name="T65">Diversión</text:span></text:p>
        </text:list-item>
      </text:list>
      <text:p text:style-name="P7"/>
      <text:p text:style-name="P7">1.- Herramientas:</text:p>
      <text:p text:style-name="P7"><text:tab/>Git</text:p>
      <text:p text:style-name="P7"><text:tab/>Entornos de desarrollo</text:p>
      <text:p text:style-name="P7"><text:tab/>Test Unitarios</text:p>
      <text:p text:style-name="P7"/>
      <text:p text:style-name="P7"/>
      <text:p text:style-name="P7"><text:soft-page-break/></text:p>
      <text:p text:style-name="Text_20_body"><text:span text:style-name="T28">2.- </text:span><text:span text:style-name="T29">Normas</text:span></text:p>
      <text:p text:style-name="P7"><text:tab/>Código Limpio</text:p>
      <text:p text:style-name="P7"><text:tab/>Refactorización</text:p>
      <text:p text:style-name="P7"><text:tab/>Patrones</text:p>
      <text:p text:style-name="P7"><text:tab/>MVC</text:p>
      <text:p text:style-name="P7"><text:tab/>SOLID</text:p>
      <text:p text:style-name="P7"><text:tab/>Singleton</text:p>
      <text:p text:style-name="P7"><text:tab/><text:span text:style-name="T58">Open-Close: </text:span></text:p>
      <text:p text:style-name="P7"><text:tab/>Strategy: Específico de java</text:p>
      <text:p text:style-name="P7"><text:tab/><text:tab/></text:p>
      <text:p text:style-name="P9">3.- Diversión.</text:p>
      <text:p text:style-name="P9"><text:tab/>Intenta disfrutar con <text:s/>lo que haces, seguro que por lo menos no te amargas!!!</text:p>
      <text:p text:style-name="P9"/>
      <text:p text:style-name="Text_20_body"><text:span text:style-name="T15">Por último les propongo una lectura sobre los “</text:span><text:span text:style-name="T16">Doce principios de diseño que todo desarrollador debería conocer”: </text:span><text:a xlink:type="simple" xlink:href="http://www.genbetadev.com/metodologias-de-programacion/doce-principios-de-diseno-que-todo-desarrollador-deberia-conocer" text:style-name="Internet_20_link" text:visited-style-name="Visited_20_Internet_20_Link"><text:span text:style-name="T24">http://www.genbetadev.com/metodologias-de-programacion/doce-principios-de-diseno-que-todo-desarrollador-deberia-conocer</text:span></text:a></text:p>
      <text:p text:style-name="P7"/>
      <text:p text:style-name="P7"/>
      <text:p text:style-name="P2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'Open Sans', 'Lucida Grande', 'Segoe UI', Helvetica, Arial, sans-serif"/>
    <style:font-face style:name="Tinos" svg:font-family="Tinos"/>
    <style:font-face style:name="Arial2" svg:font-family="Arial" style:font-family-generic="swiss"/>
    <style:font-face style:name="Lato" svg:font-family="Lato" style:font-pitch="variable"/>
    <style:font-face style:name="Tinos1" svg:font-family="Tino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e_7e_LT_7e_Gliederung_20_1" style:display-name="Quot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ote_7e_LT_7e_Gliederung_20_2" style:display-name="Quote~LT~Gliederung 2" style:family="paragraph" style:parent-style-name="Quot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Quote_7e_LT_7e_Gliederung_20_3" style:display-name="Quote~LT~Gliederung 3" style:family="paragraph" style:parent-style-name="Quot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Quote_7e_LT_7e_Gliederung_20_4" style:display-name="Quote~LT~Gliederung 4" style:family="paragraph" style:parent-style-name="Quot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Quote_7e_LT_7e_Gliederung_20_5" style:display-name="Quote~LT~Gliederung 5" style:family="paragraph" style:parent-style-name="Quot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6" style:display-name="Quote~LT~Gliederung 6" style:family="paragraph" style:parent-style-name="Quot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7" style:display-name="Quote~LT~Gliederung 7" style:family="paragraph" style:parent-style-name="Quot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8" style:display-name="Quote~LT~Gliederung 8" style:family="paragraph" style:parent-style-name="Quot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Gliederung_20_9" style:display-name="Quote~LT~Gliederung 9" style:family="paragraph" style:parent-style-name="Quot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7e_LT_7e_Titel" style:display-name="Quot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ote_7e_LT_7e_Untertitel" style:display-name="Quot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ote_7e_LT_7e_Notizen" style:display-name="Quot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Quote_7e_LT_7e_Hintergrundobjekte" style:display-name="Quot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e_7e_LT_7e_Hintergrund" style:display-name="Quot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16cf2" officeooo:paragraph-rsid="00216c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ola Don Pepito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8T17:04:17.998000000</meta:creation-date>
    <dc:date>2021-09-08T17:40:18.485000000</dc:date>
    <meta:editing-duration>PT1H43M2S</meta:editing-duration>
    <meta:editing-cycles>11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34" meta:word-count="147" meta:character-count="1090" meta:non-whitespace-character-count="962"/>
  </office:meta>
</office:document-meta>
</file>